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2cm" svg:y="2cm">
          <text:p text:style-name="P1">#1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4cm" svg:y="2cm">
          <text:p text:style-name="P1">IfcPro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3.5cm" svg:y="4.5cm">
          <text:p text:style-name="P1">#2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5.5cm" svg:y="4.5cm">
          <text:p text:style-name="P1">IfcSi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4cm" svg:y1="3cm" svg:x2="24.5cm" svg:y2="4.5cm">
          <text:p/>
        </draw:line>
        <draw:custom-shape draw:style-name="gr1" draw:text-style-name="P1" draw:layer="layout" svg:width="2cm" svg:height="1cm" svg:x="24.5cm" svg:y="6.5cm">
          <text:p text:style-name="P1">#13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6.5cm" svg:y="6.5cm">
          <text:p text:style-name="P1">ifcBuil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6cm" svg:y="8.5cm">
          <text:p text:style-name="P1">#13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28cm" svg:y="8.5cm">
          <text:p text:style-name="P1">IfcBuilding St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3-09-01T08:45:25.087000000</dc:date>
    <meta:editing-duration>PT1H16M42S</meta:editing-duration>
    <meta:editing-cycles>2</meta:editing-cycles>
    <meta:generator>LibreOffice/6.4.6.2$Windows_X86_64 LibreOffice_project/0ce51a4fd21bff07a5c061082cc82c5ed232f115</meta:generator>
    <meta:document-statistic meta:object-count="9"/>
  </office:meta>
</office:document-meta>
</file>